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 style:parent-style-name="Standard">
      <style:text-properties fo:font-family="Times New Roman" style:font-family-asian="Times New Roman" style:font-family-complex="Times New Roman"/>
    </style:style>
    <style:style style:name="P2" style:family="paragraph" style:parent-style-name="Standard">
      <style:text-properties fo:font-family="Arial Black" style:font-family-asian="Arial Black" style:font-family-complex="Arial Black"/>
    </style:style>
  </office:automatic-styles>
  <office:body>
    <office:text>
      <text:p text:style-name="P1">This is an example that create a font family for the text.  </text:p>
      <text:p text:style-name="P2"> This is an example that create a font family for the text.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